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fa5" officeooo:paragraph-rsid="00146fa5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draw:fill="none" draw:textarea-horizontal-align="justify" draw:textarea-vertical-align="middle" draw:auto-grow-height="false" fo:min-height="4.366cm" fo:min-width="4.3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4.471cm" fo:min-width="4.5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3.5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6.562cm" fo:min-width="5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5.9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4.366cm" svg:height="4.366cm" svg:x="0.801cm" svg:y="0.171cm"><text:p/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2" svg:width="4.578cm" svg:height="4.472cm" svg:x="10.829cm" svg:y="0.012cm"><text:p/><draw:enhanced-geometry svg:viewBox="0 0 21600 21600" draw:type="rectangle" draw:enhanced-path="M 0 0 L 21600 0 21600 21600 0 21600 0 0 Z N"/></draw:custom-shape><draw:frame text:anchor-type="paragraph" draw:z-index="2" draw:name="Shape3" draw:style-name="gr3" draw:text-style-name="P3" svg:width="3.758cm" svg:height="3.573cm" svg:x="1.039cm" svg:y="0.462cm"><draw:text-box><text:p>Teams</text:p><text:p/><text:p>tid(primary key)</text:p><text:p/><text:p>Tname</text:p><text:p/><text:p>captain</text:p></draw:text-box></draw:frame><draw:frame text:anchor-type="paragraph" draw:z-index="3" draw:name="Shape3" draw:style-name="gr3" draw:text-style-name="P3" svg:width="3.758cm" svg:height="3.573cm" svg:x="11.172cm" svg:y="0.33cm"><draw:text-box><text:p>Venue</text:p><text:p/><text:p>vid (primary key)</text:p><text:p/><text:p>vname</text:p></draw:text-box></draw:frame><draw:custom-shape text:anchor-type="paragraph" draw:z-index="4" draw:name="Shape2" draw:style-name="gr4" draw:text-style-name="P2" svg:width="5.61cm" svg:height="6.562cm" svg:x="5.722cm" svg:y="5.172cm"><text:p/><draw:enhanced-geometry svg:viewBox="0 0 21600 21600" draw:type="rectangle" draw:enhanced-path="M 0 0 L 21600 0 21600 21600 0 21600 0 0 Z N"/></draw:custom-shape><draw:frame text:anchor-type="paragraph" draw:z-index="5" draw:name="Shape3" draw:style-name="gr5" draw:text-style-name="P3" svg:width="4.763cm" svg:height="5.927cm" svg:x="6.119cm" svg:y="5.569cm"><draw:text-box><text:p>Matches</text:p><text:p/><text:p>mid(primary key)</text:p><text:p/><text:p>vid(foreign key)</text:p><text:p/><text:p>Date</text:p><text:p/><text:p>Team1(foreign key)</text:p><text:p/><text:p>Team2(foreign key)</text:p><text:p/></draw:text-box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ysql&gt; INSERT INTO teams ( tid, tname,captain ) VALUES ( null, 'kolkata knight' ,'gutambh');</text:p>
      <text:p text:style-name="P1">Query OK, 1 row affected (0.12 sec)</text:p>
      <text:p text:style-name="P1"/>
      <text:p text:style-name="P1">mysql&gt; select * from teams;</text:p>
      <text:p text:style-name="P1">+-----+----------------+---------+</text:p>
      <text:p text:style-name="P1">| tid | tname <text:s text:c="9"/>| captain |</text:p>
      <text:p text:style-name="P1">+-----+----------------+---------+</text:p>
      <text:p text:style-name="P1"><text:soft-page-break/>| <text:s text:c="2"/>1 | kolkata knight | gutambh |</text:p>
      <text:p text:style-name="P1">+-----+----------------+---------+</text:p>
      <text:p text:style-name="P1">1 row in set (0.00 sec)</text:p>
      <text:p text:style-name="P1"/>
      <text:p text:style-name="P1">mysql&gt; create table venue (vid smallint unsigned auto_increment not null ,vname varchar(255) not null, constraint pk primary key(vid));</text:p>
      <text:p text:style-name="P1">Query OK, 0 rows affected (0.27 sec)</text:p>
      <text:p text:style-name="P1"/>
      <text:p text:style-name="P1">mysql&gt; insert into venue(vid,vname) values(null,'kolkata');</text:p>
      <text:p text:style-name="P1">Query OK, 1 row affected (0.09 sec)</text:p>
      <text:p text:style-name="P1"/>
      <text:p text:style-name="P1">mysql&gt; select * from venue</text:p>
      <text:p text:style-name="P1"><text:s text:c="4"/>-&gt; ;</text:p>
      <text:p text:style-name="P1">+-----+---------+</text:p>
      <text:p text:style-name="P1">| vid | vname <text:s text:c="2"/>|</text:p>
      <text:p text:style-name="P1">+-----+---------+</text:p>
      <text:p text:style-name="P1">| <text:s text:c="2"/>1 | kolkata |</text:p>
      <text:p text:style-name="P1">+-----+---------+</text:p>
      <text:p text:style-name="P1">1 row in set (0.00 sec)</text:p>
      <text:p text:style-name="P1"/>
      <text:p text:style-name="P1">mysql&gt; create table matches(mid smallint unsigned auto_increment not null,vid tinyint not null , datem date not null , team1 int not null ,team2 int not null,contraint pk <text:s/>primary key(mid));</text:p>
      <text:p text:style-name="P1">ERROR 1064 (42000): You have an error in your SQL syntax; check the manual that corresponds to your MySQL server version for the right syntax to use near 'pk <text:s/>primary key(mid))' at line 1</text:p>
      <text:p text:style-name="P1">mysql&gt; create table matches(mid smallint unsigned auto_increment not null,vid int FOREIGN KEY REFERENCES venue(vid) , datem date not null , team1 int foreign key references teams(tid) ,team2 int foreign key references teams(tid) ,contraint pk primary key(mid)));</text:p>
      <text:p text:style-name="P1">ERROR 1064 (42000): You have an error in your SQL syntax; check the manual that corresponds to your MySQL server version for the right syntax to use near 'FOREIGN KEY REFERENCES venue(vid) , datem date not null , team1 int foreign key ' at line 1</text:p>
      <text:p text:style-name="P1">mysql&gt; create table matches(mid smallint unsigned auto_increment not null primary key,vid int foreign key references venue(vid) , datem date not null , team1 int foreign key references teams(tid) ,team2 int foreign key references teams(tid));</text:p>
      <text:p text:style-name="P1">ERROR 1064 (42000): You have an error in your SQL syntax; check the manual that corresponds to your MySQL server version for the right syntax to use near 'foreign key references venue(vid) , datem date not null , team1 int foreign key ' at line 1</text:p>
      <text:p text:style-name="P1">mysql&gt; create table matches(mid tinyint not null auto_increment , vid tinyint not null , dateofmatch date not null , team1 tinyint not null , team2 tinyint not null, primary key(mid),constraint fk foreign key(team1) references teams(tid), constraint fk2 foreign key(team2) references teams(tid)</text:p>
      <text:p text:style-name="P1"><text:s text:c="4"/>-&gt; );</text:p>
      <text:p text:style-name="P1">ERROR 1215 (HY000): Cannot add foreign key constraint</text:p>
      <text:p text:style-name="P1">mysql&gt; create table matches(mid tinyint not null auto_increment , vid tinyint not null , dateofmatch date not null , team1 tinyint not null , team2 tinyint not null, primary key(mid), constraint fk foreign key(team1) references teams(tid)); </text:p>
      <text:p text:style-name="P1">ERROR 1215 (HY000): Cannot add foreign key constraint</text:p>
      <text:p text:style-name="P1">mysql&gt; create table matches(mid tinyint not null auto_increment , vid tinyint not null , dateofmatch date not null , team1 tinyint not null , team2 tinyint not null, primary key(mid), foreign key(team1) references teams(tid) , foreign key(team2) references teams(tid));</text:p>
      <text:p text:style-name="P1">ERROR 1215 (HY000): Cannot add foreign key constraint</text:p>
      <text:p text:style-name="P1">mysql&gt; create table matches(mid tinyint not null auto_increment , vid tinyint not null , dateofmatch date not null , team1 tinyint not null , team2 tinyint not null, primary key(mid), foreign key(team1) references teams(tid));</text:p>
      <text:p text:style-name="P1"><text:soft-page-break/>ERROR 1215 (HY000): Cannot add foreign key constraint</text:p>
      <text:p text:style-name="P1">mysql&gt; create table matches(mid tinyint not null auto_increment , vid tinyint not null , dateofmatch date not null , team1 tinyint not null , team2 tinyint not null, primary key(mid));</text:p>
      <text:p text:style-name="P1">Query OK, 0 rows affected (0.31 sec)</text:p>
      <text:p text:style-name="P1"/>
      <text:p text:style-name="P1">mysql&gt; alter table matches add constraint fk foreign key (team1) references teams(tid), foreign key (team2) references teams(tid);</text:p>
      <text:p text:style-name="P1">ERROR 1064 (42000): You have an error in your SQL syntax; check the manual that corresponds to your MySQL server version for the right syntax to use near 'foreign key (team2) references teams(tid)' at line 1</text:p>
      <text:p text:style-name="P1">mysql&gt; create table matches(mid tinyint not null auto_increment , vid tinyint not null , dateofmatch date not null , team1 tinyint not null , team2 tinyint not null, primary key(mid));</text:p>
      <text:p text:style-name="P1">ERROR 1050 (42S01): Table 'matches' already exists</text:p>
      <text:p text:style-name="P1">mysql&gt; alter table matches add constraint fk foreign key (team1) references teams(tid), foreign key (team2) references teams(tid); <text:s text:c="29"/>ERROR 1064 (42000): You have an error in your SQL syntax; check the manual that corresponds to your MySQL server version for the right syntax to use near 'foreign key (team2) references teams(tid)' at line 1</text:p>
      <text:p text:style-name="P1">mysql&gt; clear</text:p>
      <text:p text:style-name="P1">mysql&gt; alter table matches add constraint fk foreign key (team1) references teams(tid);</text:p>
      <text:p text:style-name="P1">ERROR 1215 (HY000): Cannot add foreign key constraint</text:p>
      <text:p text:style-name="P1">mysql&gt; CREATE TABLE child (</text:p>
      <text:p text:style-name="P1"><text:s text:c="4"/>-&gt; <text:s text:c="4"/>id INT,</text:p>
      <text:p text:style-name="P1"><text:s text:c="4"/>-&gt; <text:s text:c="4"/>parent_id INT,</text:p>
      <text:p text:style-name="P1"><text:s text:c="4"/>-&gt; <text:s text:c="4"/>INDEX par_ind (parent_id),</text:p>
      <text:p text:style-name="P1"><text:s text:c="4"/>-&gt; <text:s text:c="4"/>FOREIGN KEY (parent_id)</text:p>
      <text:p text:style-name="P1"><text:s text:c="4"/>-&gt; <text:s text:c="8"/>REFERENCES parent(id)</text:p>
      <text:p text:style-name="P1"><text:s text:c="4"/>-&gt; <text:s text:c="8"/>ON DELETE CASCADE</text:p>
      <text:p text:style-name="P1"><text:s text:c="4"/>-&gt; CREATE TABLE child (qsnckxjn</text:p>
      <text:p text:style-name="P1"><text:s text:c="4"/>-&gt; ;</text:p>
      <text:p text:style-name="P1">ERROR 1064 (42000): You have an error in your SQL syntax; check the manual that corresponds to your MySQL server version for the right syntax to use near 'CREATE TABLE child (qsnckxjn' at line 8</text:p>
      <text:p text:style-name="P1">mysql&gt; alter table matches add constraint fk foreign key(team1) references teams(tid);</text:p>
      <text:p text:style-name="P1">ERROR 1215 (HY000): Cannot add foreign key constraint</text:p>
      <text:p text:style-name="P1">mysql&gt; show tables</text:p>
      <text:p text:style-name="P1"><text:s text:c="4"/>-&gt; ;</text:p>
      <text:p text:style-name="P1">+------------------+</text:p>
      <text:p text:style-name="P1">| Tables_in_dbname |</text:p>
      <text:p text:style-name="P1">+------------------+</text:p>
      <text:p text:style-name="P1">| matches <text:s text:c="9"/>|</text:p>
      <text:p text:style-name="P1">| teams <text:s text:c="11"/>|</text:p>
      <text:p text:style-name="P1">| venue <text:s text:c="11"/>|</text:p>
      <text:p text:style-name="P1">+------------------+</text:p>
      <text:p text:style-name="P1">3 rows in set (0.00 sec)</text:p>
      <text:p text:style-name="P1"/>
      <text:p text:style-name="P1">mysql&gt; ALTER TABLE matches ADD FOREIGN KEY (team1) REFERENCES teams(tid);</text:p>
      <text:p text:style-name="P1">ERROR 1215 (HY000): Cannot add foreign key constraint</text:p>
      <text:p text:style-name="P1">mysql&gt; ALTER TABLE matches ADD FOREIGN KEY (tid) REFERENCES teams('tid');</text:p>
      <text:p text:style-name="P1">ERROR 1064 (42000): You have an error in your SQL syntax; check the manual that corresponds to your MySQL server version for the right syntax to use near ''tid')' at line 1</text:p>
      <text:p text:style-name="P1">mysql&gt; ALTER TABLE matches ADD FOREIGN KEY (team1) REFERENCES teams(tid);</text:p>
      <text:p text:style-name="P1">ERROR 1215 (HY000): Cannot add foreign key constraint</text:p>
      <text:p text:style-name="P1"><text:soft-page-break/>mysql&gt; ALTER TABLE matches ADD FOREIGN KEY (vid) REFERENCES venue(vid);</text:p>
      <text:p text:style-name="P1">ERROR 1215 (HY000): Cannot add foreign key constraint</text:p>
      <text:p text:style-name="P1">mysql&gt; alter table matches add contraint 'fkkey' foreign key('team1') references'teams'('tid');</text:p>
      <text:p text:style-name="P1">alter table matches add contraint 'fkkey' foreign key('team1') references'teams'('tid');</text:p>
      <text:p text:style-name="P1">^C</text:p>
      <text:p text:style-name="P1">mysql&gt; ALTER TABLE matches ADD FOREIGN KEY vid REFERENCES venue(vid);</text:p>
      <text:p text:style-name="P1">ERROR 1064 (42000): You have an error in your SQL syntax; check the manual that corresponds to your MySQL server version for the right syntax to use near 'REFERENCES venue(vid)' at line 1</text:p>
      <text:p text:style-name="P1">mysql&gt; ALTER TABLE matches ADD FOREIGN KEY vid REFERENCES venue (vid);</text:p>
      <text:p text:style-name="P1">ERROR 1064 (42000): You have an error in your SQL syntax; check the manual that corresponds to your MySQL server version for the right syntax to use near 'REFERENCES venue (vid)' at line 1</text:p>
      <text:p text:style-name="P1">mysql&gt; ALTER TABLE matches ADD FOREIGN KEY vid REFERENCES venue(vid);</text:p>
      <text:p text:style-name="P1">ERROR 1064 (42000): You have an error in your SQL syntax; check the manual that corresponds to your MySQL server version for the right syntax to use near 'REFERENCES venue(vid)' at line 1</text:p>
      <text:p text:style-name="P1">mysql&gt; ALTER TABLE matches ADD FOREIGN KEY(vid) REFERENCES venue(vid);</text:p>
      <text:p text:style-name="P1">ERROR 1215 (HY000): Cannot add foreign key constraint</text:p>
      <text:p text:style-name="P1">mysql&gt; ALTER TABLE matches ADD FOREIGN KEY(vid) REFERENCES venue(vid);</text:p>
      <text:p text:style-name="P1">ERROR 1215 (HY000): Cannot add foreign key constraint</text:p>
      <text:p text:style-name="P1">mysql&gt; ALTER TABLE matches ADD FOREIGN KEY (team1) REFERENCES teams(tid);</text:p>
      <text:p text:style-name="P1">ERROR 1215 (HY000): Cannot add foreign key constraint</text:p>
      <text:p text:style-name="P1">mysql&gt; select * from matches;</text:p>
      <text:p text:style-name="P1">Empty set (0.00 sec)</text:p>
      <text:p text:style-name="P1"/>
      <text:p text:style-name="P1">mysql&gt; describe matches</text:p>
      <text:p text:style-name="P1"><text:s text:c="4"/>-&gt; ;</text:p>
      <text:p text:style-name="P1">+-------------+------------+------+-----+---------+----------------+</text:p>
      <text:p text:style-name="P1">| Field <text:s text:c="6"/>| Type <text:s text:c="6"/>| Null | Key | Default | Extra <text:s text:c="9"/>|</text:p>
      <text:p text:style-name="P1">+-------------+------------+------+-----+---------+----------------+</text:p>
      <text:p text:style-name="P1">| mid <text:s text:c="8"/>| tinyint(4) | NO <text:s text:c="2"/>| PRI | NULL <text:s text:c="3"/>| auto_increment |</text:p>
      <text:p text:style-name="P1">| vid <text:s text:c="8"/>| tinyint(4) | NO <text:s text:c="2"/>| <text:s text:c="4"/>| NULL <text:s text:c="3"/>| <text:s text:c="15"/>|</text:p>
      <text:p text:style-name="P1">| dateofmatch | date <text:s text:c="6"/>| NO <text:s text:c="2"/>| <text:s text:c="4"/>| NULL <text:s text:c="3"/>| <text:s text:c="15"/>|</text:p>
      <text:p text:style-name="P1">| team1 <text:s text:c="6"/>| tinyint(4) | NO <text:s text:c="2"/>| <text:s text:c="4"/>| NULL <text:s text:c="3"/>| <text:s text:c="15"/>|</text:p>
      <text:p text:style-name="P1">| team2 <text:s text:c="6"/>| tinyint(4) | NO <text:s text:c="2"/>| <text:s text:c="4"/>| NULL <text:s text:c="3"/>| <text:s text:c="15"/>|</text:p>
      <text:p text:style-name="P1">+-------------+------------+------+-----+---------+----------------+</text:p>
      <text:p text:style-name="P1">5 rows in set (0.01 sec)</text:p>
      <text:p text:style-name="P1"/>
      <text:p text:style-name="P1">mysql&gt; alter table matches add foreign key vid references venue (vid);</text:p>
      <text:p text:style-name="P1">ERROR 1064 (42000): You have an error in your SQL syntax; check the manual that corresponds to your MySQL server version for the right syntax to use near 'references venue (vid)' at line 1</text:p>
      <text:p text:style-name="P1">mysql&gt; alter table matches add foreign key (vid) references venue (vid);</text:p>
      <text:p text:style-name="P1">ERROR 1215 (HY000): Cannot add foreign key constraint</text:p>
      <text:p text:style-name="P1">mysql&gt; alter table venue add primary key (vid);</text:p>
      <text:p text:style-name="P1">ERROR 1068 (42000): Multiple primary key defined</text:p>
      <text:p text:style-name="P1">mysql&gt; describe venue;</text:p>
      <text:p text:style-name="P1">+-------+----------------------+------+-----+---------+----------------+</text:p>
      <text:p text:style-name="P1">| Field | Type <text:s text:c="16"/>| Null | Key | Default | Extra <text:s text:c="9"/>|</text:p>
      <text:p text:style-name="P1">+-------+----------------------+------+-----+---------+----------------+</text:p>
      <text:p text:style-name="P1">| vid <text:s text:c="2"/>| smallint(5) unsigned | NO <text:s text:c="2"/>| PRI | NULL <text:s text:c="3"/>| auto_increment |</text:p>
      <text:p text:style-name="P1">| vname | varchar(255) <text:s text:c="8"/>| NO <text:s text:c="2"/>| <text:s text:c="4"/>| NULL <text:s text:c="3"/>| <text:s text:c="15"/>|</text:p>
      <text:p text:style-name="P1">+-------+----------------------+------+-----+---------+----------------+</text:p>
      <text:p text:style-name="P1">2 rows in set (0.00 sec)</text:p>
      <text:p text:style-name="P1"/>
      <text:p text:style-name="P1"><text:soft-page-break/>mysql&gt; alter table matches add foreign key (vid) references venue (vid);</text:p>
      <text:p text:style-name="P1">ERROR 1215 (HY000): Cannot add foreign key constraint</text:p>
      <text:p text:style-name="P1">mysql&gt; alter table venue column vid int;</text:p>
      <text:p text:style-name="P1">ERROR 1064 (42000): You have an error in your SQL syntax; check the manual that corresponds to your MySQL server version for the right syntax to use near 'column vid int' at line 1</text:p>
      <text:p text:style-name="P1">mysql&gt; alter table venue modify column vid int;</text:p>
      <text:p text:style-name="P1">Query OK, 1 row affected (0.87 sec)</text:p>
      <text:p text:style-name="P1">Records: 1 <text:s/>Duplicates: 0 <text:s/>Warnings: 0</text:p>
      <text:p text:style-name="P1"/>
      <text:p text:style-name="P1">mysql&gt; alter table matches modify column vid int;</text:p>
      <text:p text:style-name="P1">Query OK, 0 rows affected (0.59 sec)</text:p>
      <text:p text:style-name="P1">Records: 0 <text:s/>Duplicates: 0 <text:s/>Warnings: 0</text:p>
      <text:p text:style-name="P1"/>
      <text:p text:style-name="P1">mysql&gt; alter table matches add foreign key (vid) references venue (vid);</text:p>
      <text:p text:style-name="P1">Query OK, 0 rows affected (0.80 sec)</text:p>
      <text:p text:style-name="P1">Records: 0 <text:s/>Duplicates: 0 <text:s/>Warnings: 0</text:p>
      <text:p text:style-name="P1"/>
      <text:p text:style-name="P1">mysql&gt; describe matches;</text:p>
      <text:p text:style-name="P1">+-------------+------------+------+-----+---------+----------------+</text:p>
      <text:p text:style-name="P1">| Field <text:s text:c="6"/>| Type <text:s text:c="6"/>| Null | Key | Default | Extra <text:s text:c="9"/>|</text:p>
      <text:p text:style-name="P1">+-------------+------------+------+-----+---------+----------------+</text:p>
      <text:p text:style-name="P1">| mid <text:s text:c="8"/>| tinyint(4) | NO <text:s text:c="2"/>| PRI | NULL <text:s text:c="3"/>| auto_increment |</text:p>
      <text:p text:style-name="P1">| vid <text:s text:c="8"/>| int(11) <text:s text:c="3"/>| YES <text:s/>| MUL | NULL <text:s text:c="3"/>| <text:s text:c="15"/>|</text:p>
      <text:p text:style-name="P1">| dateofmatch | date <text:s text:c="6"/>| NO <text:s text:c="2"/>| <text:s text:c="4"/>| NULL <text:s text:c="3"/>| <text:s text:c="15"/>|</text:p>
      <text:p text:style-name="P1">| team1 <text:s text:c="6"/>| tinyint(4) | NO <text:s text:c="2"/>| <text:s text:c="4"/>| NULL <text:s text:c="3"/>| <text:s text:c="15"/>|</text:p>
      <text:p text:style-name="P1">| team2 <text:s text:c="6"/>| tinyint(4) | NO <text:s text:c="2"/>| <text:s text:c="4"/>| NULL <text:s text:c="3"/>| <text:s text:c="15"/>|</text:p>
      <text:p text:style-name="P1">+-------------+------------+------+-----+---------+----------------+</text:p>
      <text:p text:style-name="P1">5 rows in set (0.00 sec)</text:p>
      <text:p text:style-name="P1"/>
      <text:p text:style-name="P1">mysql&gt; describe teams;</text:p>
      <text:p text:style-name="P1">+---------+----------------------+------+-----+---------+----------------+</text:p>
      <text:p text:style-name="P1">| Field <text:s text:c="2"/>| Type <text:s text:c="16"/>| Null | Key | Default | Extra <text:s text:c="9"/>|</text:p>
      <text:p text:style-name="P1">+---------+----------------------+------+-----+---------+----------------+</text:p>
      <text:p text:style-name="P1">| tid <text:s text:c="4"/>| smallint(5) unsigned | NO <text:s text:c="2"/>| PRI | NULL <text:s text:c="3"/>| auto_increment |</text:p>
      <text:p text:style-name="P1">| tname <text:s text:c="2"/>| varchar(255) <text:s text:c="8"/>| NO <text:s text:c="2"/>| <text:s text:c="4"/>| NULL <text:s text:c="3"/>| <text:s text:c="15"/>|</text:p>
      <text:p text:style-name="P1">| captain | varchar(255) <text:s text:c="8"/>| NO <text:s text:c="2"/>| <text:s text:c="4"/>| NULL <text:s text:c="3"/>| <text:s text:c="15"/>|</text:p>
      <text:p text:style-name="P1">+---------+----------------------+------+-----+---------+----------------+</text:p>
      <text:p text:style-name="P1">3 rows in set (0.00 sec)</text:p>
      <text:p text:style-name="P1"/>
      <text:p text:style-name="P1">mysql&gt; alter table teams modify column tid int;</text:p>
      <text:p text:style-name="P1">Query OK, 1 row affected (0.75 sec)</text:p>
      <text:p text:style-name="P1">Records: 1 <text:s/>Duplicates: 0 <text:s/>Warnings: 0</text:p>
      <text:p text:style-name="P1"/>
      <text:p text:style-name="P1">mysql&gt; alter table matches modify columns(team1,team2) int</text:p>
      <text:p text:style-name="P1"><text:s text:c="4"/>-&gt; ;</text:p>
      <text:p text:style-name="P1">ERROR 1064 (42000): You have an error in your SQL syntax; check the manual that corresponds to your MySQL server version for the right syntax to use near '(team1,team2) int' at line 1</text:p>
      <text:p text:style-name="P1">mysql&gt; alter table matches modify column team1 int, modify column team2 int;</text:p>
      <text:p text:style-name="P1">Query OK, 0 rows affected (0.91 sec)</text:p>
      <text:p text:style-name="P1">Records: 0 <text:s/>Duplicates: 0 <text:s/>Warnings: 0</text:p>
      <text:p text:style-name="P1"/>
      <text:p text:style-name="P1">mysql&gt; describe matches;</text:p>
      <text:p text:style-name="P1"><text:soft-page-break/>+-------------+------------+------+-----+---------+----------------+</text:p>
      <text:p text:style-name="P1">| Field <text:s text:c="6"/>| Type <text:s text:c="6"/>| Null | Key | Default | Extra <text:s text:c="9"/>|</text:p>
      <text:p text:style-name="P1">+-------------+------------+------+-----+---------+----------------+</text:p>
      <text:p text:style-name="P1">| mid <text:s text:c="8"/>| tinyint(4) | NO <text:s text:c="2"/>| PRI | NULL <text:s text:c="3"/>| auto_increment |</text:p>
      <text:p text:style-name="P1">| vid <text:s text:c="8"/>| int(11) <text:s text:c="3"/>| YES <text:s/>| MUL | NULL <text:s text:c="3"/>| <text:s text:c="15"/>|</text:p>
      <text:p text:style-name="P1">| dateofmatch | date <text:s text:c="6"/>| NO <text:s text:c="2"/>| <text:s text:c="4"/>| NULL <text:s text:c="3"/>| <text:s text:c="15"/>|</text:p>
      <text:p text:style-name="P1">| team1 <text:s text:c="6"/>| int(11) <text:s text:c="3"/>| YES <text:s/>| <text:s text:c="4"/>| NULL <text:s text:c="3"/>| <text:s text:c="15"/>|</text:p>
      <text:p text:style-name="P1">| team2 <text:s text:c="6"/>| int(11) <text:s text:c="3"/>| YES <text:s/>| <text:s text:c="4"/>| NULL <text:s text:c="3"/>| <text:s text:c="15"/>|</text:p>
      <text:p text:style-name="P1">+-------------+------------+------+-----+---------+----------------+</text:p>
      <text:p text:style-name="P1">5 rows in set (0.00 sec)</text:p>
      <text:p text:style-name="P1"/>
      <text:p text:style-name="P1">mysql&gt; alter table matches add contraint fk foreign key(team1) references teams(tid);</text:p>
      <text:p text:style-name="P1">ERROR 1064 (42000): You have an error in your SQL syntax; check the manual that corresponds to your MySQL server version for the right syntax to use near 'fk foreign key(team1) references teams(tid)' at line 1</text:p>
      <text:p text:style-name="P1">mysql&gt; alter table matches add foreign key (team1) references teams (tid);</text:p>
      <text:p text:style-name="P1">Query OK, 0 rows affected (0.70 sec)</text:p>
      <text:p text:style-name="P1">Records: 0 <text:s/>Duplicates: 0 <text:s/>Warnings: 0</text:p>
      <text:p text:style-name="P1"/>
      <text:p text:style-name="P1">mysql&gt; alter table matches add foreign key (team2) references teams (tid);</text:p>
      <text:p text:style-name="P1">Query OK, 0 rows affected (0.94 sec)</text:p>
      <text:p text:style-name="P1">Records: 0 <text:s/>Duplicates: 0 <text:s/>Warnings: 0</text:p>
      <text:p text:style-name="P1"/>
      <text:p text:style-name="P1">mysql&gt; describe matches;</text:p>
      <text:p text:style-name="P1">+-------------+------------+------+-----+---------+----------------+</text:p>
      <text:p text:style-name="P1">| Field <text:s text:c="6"/>| Type <text:s text:c="6"/>| Null | Key | Default | Extra <text:s text:c="9"/>|</text:p>
      <text:p text:style-name="P1">+-------------+------------+------+-----+---------+----------------+</text:p>
      <text:p text:style-name="P1">| mid <text:s text:c="8"/>| tinyint(4) | NO <text:s text:c="2"/>| PRI | NULL <text:s text:c="3"/>| auto_increment |</text:p>
      <text:p text:style-name="P1">| vid <text:s text:c="8"/>| int(11) <text:s text:c="3"/>| YES <text:s/>| MUL | NULL <text:s text:c="3"/>| <text:s text:c="15"/>|</text:p>
      <text:p text:style-name="P1">| dateofmatch | date <text:s text:c="6"/>| NO <text:s text:c="2"/>| <text:s text:c="4"/>| NULL <text:s text:c="3"/>| <text:s text:c="15"/>|</text:p>
      <text:p text:style-name="P1">| team1 <text:s text:c="6"/>| int(11) <text:s text:c="3"/>| YES <text:s/>| MUL | NULL <text:s text:c="3"/>| <text:s text:c="15"/>|</text:p>
      <text:p text:style-name="P1">| team2 <text:s text:c="6"/>| int(11) <text:s text:c="3"/>| YES <text:s/>| MUL | NULL <text:s text:c="3"/>| <text:s text:c="15"/>|</text:p>
      <text:p text:style-name="P1">+-------------+------------+------+-----+---------+----------------+</text:p>
      <text:p text:style-name="P1">5 rows in set (0.00 sec)</text:p>
      <text:p text:style-name="P1"/>
      <text:p text:style-name="P1">mysql&gt; insert into teams ( tname , captain) values('delhi','suresh');</text:p>
      <text:p text:style-name="P1">ERROR 1364 (HY000): Field 'tid' doesn't have a default value</text:p>
      <text:p text:style-name="P1">mysql&gt; insert into teams (tid, tname , captain) values(null,'delhi','suresh');</text:p>
      <text:p text:style-name="P1">ERROR 1048 (23000): Column 'tid' cannot be null</text:p>
      <text:p text:style-name="P1">mysql&gt; insert into teams (tid, tname , captain) values (null,'delhi','suresh');</text:p>
      <text:p text:style-name="P1">ERROR 1048 (23000): Column 'tid' cannot be null</text:p>
      <text:p text:style-name="P1">mysql&gt; insert into teams (tid, tname , captain) values (2,'delhi','suresh');</text:p>
      <text:p text:style-name="P1">Query OK, 1 row affected (0.03 sec)</text:p>
      <text:p text:style-name="P1"/>
      <text:p text:style-name="P1">mysql&gt; insert into teams (tid, tname , captain) values (3,'chennai','dhoni'),(4,'bangalore','kohli');</text:p>
      <text:p text:style-name="P1">Query OK, 2 rows affected (0.03 sec)</text:p>
      <text:p text:style-name="P1">Records: 2 <text:s/>Duplicates: 0 <text:s/>Warnings: 0</text:p>
      <text:p text:style-name="P1"/>
      <text:p text:style-name="P1">mysql&gt; select * from teams;</text:p>
      <text:p text:style-name="P1">+-----+----------------+---------+</text:p>
      <text:p text:style-name="P1">| tid | tname <text:s text:c="9"/>| captain |</text:p>
      <text:p text:style-name="P1">+-----+----------------+---------+</text:p>
      <text:p text:style-name="P1"><text:soft-page-break/>| <text:s text:c="2"/>1 | kolkata knight | gutambh |</text:p>
      <text:p text:style-name="P1">| <text:s text:c="2"/>2 | delhi <text:s text:c="9"/>| suresh <text:s/>|</text:p>
      <text:p text:style-name="P1">| <text:s text:c="2"/>3 | chennai <text:s text:c="7"/>| dhoni <text:s text:c="2"/>|</text:p>
      <text:p text:style-name="P1">| <text:s text:c="2"/>4 | bangalore <text:s text:c="5"/>| kohli <text:s text:c="2"/>|</text:p>
      <text:p text:style-name="P1">+-----+----------------+---------+</text:p>
      <text:p text:style-name="P1">4 rows in set (0.00 sec)</text:p>
      <text:p text:style-name="P1"/>
      <text:p text:style-name="P1">mysql&gt; insert into venue (vid,vname) values (2,'chennaisoumi'),(3,'indore');</text:p>
      <text:p text:style-name="P1">Query OK, 2 rows affected (0.03 sec)</text:p>
      <text:p text:style-name="P1">Records: 2 <text:s/>Duplicates: 0 <text:s/>Warnings: 0</text:p>
      <text:p text:style-name="P1"/>
      <text:p text:style-name="P1">mysql&gt; insert into matches (mid,vid,dateofmatch,team1,team2) values (1,2,22-4-20,2,1);</text:p>
      <text:p text:style-name="P1">ERROR 1292 (22007): Incorrect date value: '-2' for column 'dateofmatch' at row 1</text:p>
      <text:p text:style-name="P1">mysql&gt; insert into matches (mid,vid,dateofmatch,team1,team2) values (1,2,2020-4-4,2,1);</text:p>
      <text:p text:style-name="P1">ERROR 1292 (22007): Incorrect date value: '2012' for column 'dateofmatch' at row 1</text:p>
      <text:p text:style-name="P1">mysql&gt; insert into matches (mid,vid,dateofmatch,team1,team2) values (1,2,'2020-4-04',2,1);</text:p>
      <text:p text:style-name="P1">Query OK, 1 row affected (0.04 sec)</text:p>
      <text:p text:style-name="P1"/>
      <text:p text:style-name="P1">mysql&gt; select * from matches;</text:p>
      <text:p text:style-name="P1">+-----+------+-------------+-------+-------+</text:p>
      <text:p text:style-name="P1">| mid | vid <text:s/>| dateofmatch | team1 | team2 |</text:p>
      <text:p text:style-name="P1">+-----+------+-------------+-------+-------+</text:p>
      <text:p text:style-name="P1">| <text:s text:c="2"/>1 | <text:s text:c="3"/>2 | 2020-04-04 <text:s/>| <text:s text:c="4"/>2 | <text:s text:c="4"/>1 |</text:p>
      <text:p text:style-name="P1">+-----+------+-------------+-------+-------+</text:p>
      <text:p text:style-name="P1">1 row in set (0.00 sec)</text:p>
      <text:p text:style-name="P1"/>
      <text:p text:style-name="P1">mysql&gt; insert into matches (mid,vid,dateofmatch,team1,team2) values (2,1,'2020-4-05',3,2);</text:p>
      <text:p text:style-name="P1">Query OK, 1 row affected (0.03 sec)</text:p>
      <text:p text:style-name="P1"/>
      <text:p text:style-name="P1">mysql&gt; select * from matches;</text:p>
      <text:p text:style-name="P1">+-----+------+-------------+-------+-------+</text:p>
      <text:p text:style-name="P1">| mid | vid <text:s/>| dateofmatch | team1 | team2 |</text:p>
      <text:p text:style-name="P1">+-----+------+-------------+-------+-------+</text:p>
      <text:p text:style-name="P1">| <text:s text:c="2"/>1 | <text:s text:c="3"/>2 | 2020-04-04 <text:s/>| <text:s text:c="4"/>2 | <text:s text:c="4"/>1 |</text:p>
      <text:p text:style-name="P1">| <text:s text:c="2"/>2 | <text:s text:c="3"/>1 | 2020-04-05 <text:s/>| <text:s text:c="4"/>3 | <text:s text:c="4"/>2 |</text:p>
      <text:p text:style-name="P1">+-----+------+-------------+-------+-------+</text:p>
      <text:p text:style-name="P1">2 rows in set (0.00 sec)</text:p>
      <text:p text:style-name="P1"/>
      <text:p text:style-name="P1">mysql&gt; describe matches;</text:p>
      <text:p text:style-name="P1">+-------------+------------+------+-----+---------+----------------+</text:p>
      <text:p text:style-name="P1">| Field <text:s text:c="6"/>| Type <text:s text:c="6"/>| Null | Key | Default | Extra <text:s text:c="9"/>|</text:p>
      <text:p text:style-name="P1">+-------------+------------+------+-----+---------+----------------+</text:p>
      <text:p text:style-name="P1">| mid <text:s text:c="8"/>| tinyint(4) | NO <text:s text:c="2"/>| PRI | NULL <text:s text:c="3"/>| auto_increment |</text:p>
      <text:p text:style-name="P1">| vid <text:s text:c="8"/>| int(11) <text:s text:c="3"/>| YES <text:s/>| MUL | NULL <text:s text:c="3"/>| <text:s text:c="15"/>|</text:p>
      <text:p text:style-name="P1">| dateofmatch | date <text:s text:c="6"/>| NO <text:s text:c="2"/>| <text:s text:c="4"/>| NULL <text:s text:c="3"/>| <text:s text:c="15"/>|</text:p>
      <text:p text:style-name="P1">| team1 <text:s text:c="6"/>| int(11) <text:s text:c="3"/>| YES <text:s/>| MUL | NULL <text:s text:c="3"/>| <text:s text:c="15"/>|</text:p>
      <text:p text:style-name="P1">| team2 <text:s text:c="6"/>| int(11) <text:s text:c="3"/>| YES <text:s/>| MUL | NULL <text:s text:c="3"/>| <text:s text:c="15"/>|</text:p>
      <text:p text:style-name="P1">+-------------+------------+------+-----+---------+----------------+</text:p>
      <text:p text:style-name="P1">5 rows in set (0.00 sec)</text:p>
      <text:p text:style-name="P1"/>
      <text:p text:style-name="P1">mysql&gt; insert into matches (mid,vid,dateofmatch,team1,team2) values ( ,3,'2020-4-07',4,3);</text:p>
      <text:p text:style-name="P1"><text:soft-page-break/>ERROR 1064 (42000): You have an error in your SQL syntax; check the manual that corresponds to your MySQL server version for the right syntax to use near '3,'2020-4-07',4,3)' at line 1</text:p>
      <text:p text:style-name="P1">mysql&gt; insert into matches (mid,vid,dateofmatch,team1,team2) values (null ,3,'2020-4-07',4,3);</text:p>
      <text:p text:style-name="P1">Query OK, 1 row affected (0.04 sec)</text:p>
      <text:p text:style-name="P1"/>
      <text:p text:style-name="P1">mysql&gt; select * from matches;</text:p>
      <text:p text:style-name="P1">+-----+------+-------------+-------+-------+</text:p>
      <text:p text:style-name="P1">| mid | vid <text:s/>| dateofmatch | team1 | team2 |</text:p>
      <text:p text:style-name="P1">+-----+------+-------------+-------+-------+</text:p>
      <text:p text:style-name="P1">| <text:s text:c="2"/>1 | <text:s text:c="3"/>2 | 2020-04-04 <text:s/>| <text:s text:c="4"/>2 | <text:s text:c="4"/>1 |</text:p>
      <text:p text:style-name="P1">| <text:s text:c="2"/>2 | <text:s text:c="3"/>1 | 2020-04-05 <text:s/>| <text:s text:c="4"/>3 | <text:s text:c="4"/>2 |</text:p>
      <text:p text:style-name="P1">| <text:s text:c="2"/>3 | <text:s text:c="3"/>3 | 2020-04-07 <text:s/>| <text:s text:c="4"/>4 | <text:s text:c="4"/>3 |</text:p>
      <text:p text:style-name="P1">+-----+------+-------------+-------+-------+</text:p>
      <text:p text:style-name="P1">3 rows in set (0.00 sec)</text:p>
      <text:p text:style-name="P1"/>
      <text:p text:style-name="P1">mysql&gt; select mid , vid , dateofmatch , teams.tid,teams.tid from matches, teams where matches.team1 = teams.tid , matches.team2 = teams.tid;</text:p>
      <text:p text:style-name="P1">ERROR 1064 (42000): You have an error in your SQL syntax; check the manual that corresponds to your MySQL server version for the right syntax to use near ' matches.team2 = teams.tid' at line 1</text:p>
      <text:p text:style-name="P1">mysql&gt; select mid , vid , dateofmatch , teams.tid,teams.tid from matches, teams where matches.team1 = teams.tid; </text:p>
      <text:p text:style-name="P1">+-----+------+-------------+-----+-----+</text:p>
      <text:p text:style-name="P1">| mid | vid <text:s/>| dateofmatch | tid | tid |</text:p>
      <text:p text:style-name="P1">+-----+------+-------------+-----+-----+</text:p>
      <text:p text:style-name="P1">| <text:s text:c="2"/>1 | <text:s text:c="3"/>2 | 2020-04-04 <text:s/>| <text:s text:c="2"/>2 | <text:s text:c="2"/>2 |</text:p>
      <text:p text:style-name="P1">| <text:s text:c="2"/>2 | <text:s text:c="3"/>1 | 2020-04-05 <text:s/>| <text:s text:c="2"/>3 | <text:s text:c="2"/>3 |</text:p>
      <text:p text:style-name="P1">| <text:s text:c="2"/>3 | <text:s text:c="3"/>3 | 2020-04-07 <text:s/>| <text:s text:c="2"/>4 | <text:s text:c="2"/>4 |</text:p>
      <text:p text:style-name="P1">+-----+------+-------------+-----+-----+</text:p>
      <text:p text:style-name="P1">3 rows in set (0.00 sec)</text:p>
      <text:p text:style-name="P1"/>
      <text:p text:style-name="P1">mysql&gt; select mid , vid , dateofmatch , teams.tname,teams.tname from matches, teams where matches.team1 = teams.tid;</text:p>
      <text:p text:style-name="P1">+-----+------+-------------+-----------+-----------+</text:p>
      <text:p text:style-name="P1">| mid | vid <text:s/>| dateofmatch | tname <text:s text:c="4"/>| tname <text:s text:c="4"/>|</text:p>
      <text:p text:style-name="P1">+-----+------+-------------+-----------+-----------+</text:p>
      <text:p text:style-name="P1">| <text:s text:c="2"/>1 | <text:s text:c="3"/>2 | 2020-04-04 <text:s/>| delhi <text:s text:c="4"/>| delhi <text:s text:c="4"/>|</text:p>
      <text:p text:style-name="P1">| <text:s text:c="2"/>2 | <text:s text:c="3"/>1 | 2020-04-05 <text:s/>| chennai <text:s text:c="2"/>| chennai <text:s text:c="2"/>|</text:p>
      <text:p text:style-name="P1">| <text:s text:c="2"/>3 | <text:s text:c="3"/>3 | 2020-04-07 <text:s/>| bangalore | bangalore |</text:p>
      <text:p text:style-name="P1">+-----+------+-------------+-----------+-----------+</text:p>
      <text:p text:style-name="P1">3 rows in set (0.00 sec)</text:p>
      <text:p text:style-name="P1"/>
      <text:p text:style-name="P1">mysql&gt; select mid , vid , dateofmatch , teams.tname,teams.tname from matches, teams where matches.team1 = teams.tid matches.team2 = teams.tid;</text:p>
      <text:p text:style-name="P1">ERROR 1064 (42000): You have an error in your SQL syntax; check the manual that corresponds to your MySQL server version for the right syntax to use near 'matches.team2 = teams.tid' at line 1</text:p>
      <text:p text:style-name="P1">mysql&gt; select mid , vid , dateofmatch , teams.tname,teams.tname from matches, teams where matches.team1 = teams.tid,matches.team2 = teams.tid;</text:p>
      <text:p text:style-name="P1">ERROR 1064 (42000): You have an error in your SQL syntax; check the manual that corresponds to your MySQL server version for the right syntax to use near 'matches.team2 = teams.tid' at line 1</text:p>
      <text:p text:style-name="P1">mysql&gt; select mid , vid , dateofmatch , teams.tname,teams.tname from matches, teams where in matches.team1 = teams.tid,matches.team2 = teams.tid;</text:p>
      <text:p text:style-name="P1"><text:soft-page-break/>ERROR 1064 (42000): You have an error in your SQL syntax; check the manual that corresponds to your MySQL server version for the right syntax to use near 'in matches.team1 = teams.tid,matches.team2 = teams.tid' at line 1</text:p>
      <text:p text:style-name="P1">mysql&gt; select mid , vid , dateofmatch , teams.tname,teams.tname from matches, teams where matches.team1 = teams.tid and matches.team2 = teams.tid;</text:p>
      <text:p text:style-name="P1">Empty set (0.00 sec)</text:p>
      <text:p text:style-name="P1"/>
      <text:p text:style-name="P1">mysql&gt; select mid , vid , dateofmatch , teams.tname,teams.tname from matches, teams where matches.team1 = teams.tid or matches.team2 = teams.tid;</text:p>
      <text:p text:style-name="P1">+-----+------+-------------+----------------+----------------+</text:p>
      <text:p text:style-name="P1">| mid | vid <text:s/>| dateofmatch | tname <text:s text:c="9"/>| tname <text:s text:c="9"/>|</text:p>
      <text:p text:style-name="P1">+-----+------+-------------+----------------+----------------+</text:p>
      <text:p text:style-name="P1">| <text:s text:c="2"/>1 | <text:s text:c="3"/>2 | 2020-04-04 <text:s/>| kolkata knight | kolkata knight |</text:p>
      <text:p text:style-name="P1">| <text:s text:c="2"/>1 | <text:s text:c="3"/>2 | 2020-04-04 <text:s/>| delhi <text:s text:c="9"/>| delhi <text:s text:c="9"/>|</text:p>
      <text:p text:style-name="P1">| <text:s text:c="2"/>2 | <text:s text:c="3"/>1 | 2020-04-05 <text:s/>| delhi <text:s text:c="9"/>| delhi <text:s text:c="9"/>|</text:p>
      <text:p text:style-name="P1">| <text:s text:c="2"/>2 | <text:s text:c="3"/>1 | 2020-04-05 <text:s/>| chennai <text:s text:c="7"/>| chennai <text:s text:c="7"/>|</text:p>
      <text:p text:style-name="P1">| <text:s text:c="2"/>3 | <text:s text:c="3"/>3 | 2020-04-07 <text:s/>| chennai <text:s text:c="7"/>| chennai <text:s text:c="7"/>|</text:p>
      <text:p text:style-name="P1">| <text:s text:c="2"/>3 | <text:s text:c="3"/>3 | 2020-04-07 <text:s/>| bangalore <text:s text:c="5"/>| bangalore <text:s text:c="5"/>|</text:p>
      <text:p text:style-name="P1">+-----+------+-------------+----------------+----------------+</text:p>
      <text:p text:style-name="P1">6 rows in set (0.01 sec)</text:p>
      <text:p text:style-name="P1"/>
      <text:p text:style-name="P1">mysql&gt; select mid , vid , dateofmatch , teams.tname from matches, teams where teams.tname=(select teams.tname from matches,teams where matches.team1=teams.tid );</text:p>
      <text:p text:style-name="P1">ERROR 1242 (21000): Subquery returns more than 1 row</text:p>
      <text:p text:style-name="P1">mysql&gt; select teams.tname from matches,teams where matches.team1=teams.tid ;</text:p>
      <text:p text:style-name="P1">+-----------+</text:p>
      <text:p text:style-name="P1">| tname <text:s text:c="4"/>|</text:p>
      <text:p text:style-name="P1">+-----------+</text:p>
      <text:p text:style-name="P1">| delhi <text:s text:c="4"/>|</text:p>
      <text:p text:style-name="P1">| chennai <text:s text:c="2"/>|</text:p>
      <text:p text:style-name="P1">| bangalore |</text:p>
      <text:p text:style-name="P1">+-----------+</text:p>
      <text:p text:style-name="P1">3 rows in set (0.00 sec)</text:p>
      <text:p text:style-name="P1"/>
      <text:p text:style-name="P1">mysql&gt; select mid , vid , dateofmatch , teams.tname as team1 from matches, teams where teams.tname in (select teams.tname from matches,teams where matches.team1=teams.tid );</text:p>
      <text:p text:style-name="P1">+-----+------+-------------+-----------+</text:p>
      <text:p text:style-name="P1">| mid | vid <text:s/>| dateofmatch | team1 <text:s text:c="4"/>|</text:p>
      <text:p text:style-name="P1">+-----+------+-------------+-----------+</text:p>
      <text:p text:style-name="P1">| <text:s text:c="2"/>1 | <text:s text:c="3"/>2 | 2020-04-04 <text:s/>| delhi <text:s text:c="4"/>|</text:p>
      <text:p text:style-name="P1">| <text:s text:c="2"/>2 | <text:s text:c="3"/>1 | 2020-04-05 <text:s/>| delhi <text:s text:c="4"/>|</text:p>
      <text:p text:style-name="P1">| <text:s text:c="2"/>3 | <text:s text:c="3"/>3 | 2020-04-07 <text:s/>| delhi <text:s text:c="4"/>|</text:p>
      <text:p text:style-name="P1">| <text:s text:c="2"/>1 | <text:s text:c="3"/>2 | 2020-04-04 <text:s/>| chennai <text:s text:c="2"/>|</text:p>
      <text:p text:style-name="P1">| <text:s text:c="2"/>2 | <text:s text:c="3"/>1 | 2020-04-05 <text:s/>| chennai <text:s text:c="2"/>|</text:p>
      <text:p text:style-name="P1">| <text:s text:c="2"/>3 | <text:s text:c="3"/>3 | 2020-04-07 <text:s/>| chennai <text:s text:c="2"/>|</text:p>
      <text:p text:style-name="P1">| <text:s text:c="2"/>1 | <text:s text:c="3"/>2 | 2020-04-04 <text:s/>| bangalore |</text:p>
      <text:p text:style-name="P1">| <text:s text:c="2"/>2 | <text:s text:c="3"/>1 | 2020-04-05 <text:s/>| bangalore |</text:p>
      <text:p text:style-name="P1">| <text:s text:c="2"/>3 | <text:s text:c="3"/>3 | 2020-04-07 <text:s/>| bangalore |</text:p>
      <text:p text:style-name="P1">+-----+------+-------------+-----------+</text:p>
      <text:p text:style-name="P1">9 rows in set (0.00 sec)</text:p>
      <text:p text:style-name="P1"/>
      <text:p text:style-name="P1"><text:soft-page-break/>mysql&gt; select mid , vid , dateofmatch , teams.tname as team1 from matches, teams where teams.tid = matches.team1;</text:p>
      <text:p text:style-name="P1">+-----+------+-------------+-----------+</text:p>
      <text:p text:style-name="P1">| mid | vid <text:s/>| dateofmatch | team1 <text:s text:c="4"/>|</text:p>
      <text:p text:style-name="P1">+-----+------+-------------+-----------+</text:p>
      <text:p text:style-name="P1">| <text:s text:c="2"/>1 | <text:s text:c="3"/>2 | 2020-04-04 <text:s/>| delhi <text:s text:c="4"/>|</text:p>
      <text:p text:style-name="P1">| <text:s text:c="2"/>2 | <text:s text:c="3"/>1 | 2020-04-05 <text:s/>| chennai <text:s text:c="2"/>|</text:p>
      <text:p text:style-name="P1">| <text:s text:c="2"/>3 | <text:s text:c="3"/>3 | 2020-04-07 <text:s/>| bangalore |</text:p>
      <text:p text:style-name="P1">+-----+------+-------------+-----------+</text:p>
      <text:p text:style-name="P1">3 rows in set (0.00 sec)</text:p>
      <text:p text:style-name="P1"/>
      <text:p text:style-name="P1">mysql&gt; select mid , vid , dateofmatch , teams.tname as team1, teams.tname as team2 from matches, teams where teams.tid = matches.team1;</text:p>
      <text:p text:style-name="P1">+-----+------+-------------+-----------+-----------+</text:p>
      <text:p text:style-name="P1">| mid | vid <text:s/>| dateofmatch | team1 <text:s text:c="4"/>| team2 <text:s text:c="4"/>|</text:p>
      <text:p text:style-name="P1">+-----+------+-------------+-----------+-----------+</text:p>
      <text:p text:style-name="P1">| <text:s text:c="2"/>1 | <text:s text:c="3"/>2 | 2020-04-04 <text:s/>| delhi <text:s text:c="4"/>| delhi <text:s text:c="4"/>|</text:p>
      <text:p text:style-name="P1">| <text:s text:c="2"/>2 | <text:s text:c="3"/>1 | 2020-04-05 <text:s/>| chennai <text:s text:c="2"/>| chennai <text:s text:c="2"/>|</text:p>
      <text:p text:style-name="P1">| <text:s text:c="2"/>3 | <text:s text:c="3"/>3 | 2020-04-07 <text:s/>| bangalore | bangalore |</text:p>
      <text:p text:style-name="P1">+-----+------+-------------+-----------+-----------+</text:p>
      <text:p text:style-name="P1">3 rows in set (0.00 sec)</text:p>
      <text:p text:style-name="P1"/>
      <text:p text:style-name="P1">mysql&gt; select mid , vid , dateofmatch , teams.tname as team1, teams.tname as team2 from matches, teams where teams.tid = matches.team2;</text:p>
      <text:p text:style-name="P1">+-----+------+-------------+----------------+----------------+</text:p>
      <text:p text:style-name="P1">| mid | vid <text:s/>| dateofmatch | team1 <text:s text:c="9"/>| team2 <text:s text:c="9"/>|</text:p>
      <text:p text:style-name="P1">+-----+------+-------------+----------------+----------------+</text:p>
      <text:p text:style-name="P1">| <text:s text:c="2"/>1 | <text:s text:c="3"/>2 | 2020-04-04 <text:s/>| kolkata knight | kolkata knight |</text:p>
      <text:p text:style-name="P1">| <text:s text:c="2"/>2 | <text:s text:c="3"/>1 | 2020-04-05 <text:s/>| delhi <text:s text:c="9"/>| delhi <text:s text:c="9"/>|</text:p>
      <text:p text:style-name="P1">| <text:s text:c="2"/>3 | <text:s text:c="3"/>3 | 2020-04-07 <text:s/>| chennai <text:s text:c="7"/>| chennai <text:s text:c="7"/>|</text:p>
      <text:p text:style-name="P1">+-----+------+-------------+----------------+----------------+</text:p>
      <text:p text:style-name="P1">3 rows in set (0.00 sec)</text:p>
      <text:p text:style-name="P1"/>
      <text:p text:style-name="P1">mysql&gt; select mid , vid , dateofmatch , teams.tname as team1, teams.tname as team2 from matches, teams where matches.team1 = teams.tid and matches.team2 = teams.tid;</text:p>
      <text:p text:style-name="P1">Empty set (0.00 sec)</text:p>
      <text:p text:style-name="P1"/>
      <text:p text:style-name="P1">mysql&gt; SELECT teams.tid team1, a.tid team2 from matches join teams on matches.team1 = teams.tid join teams a on matches.team2=a.tid;</text:p>
      <text:p text:style-name="P1">+-------+-------+</text:p>
      <text:p text:style-name="P1">| team1 | team2 |</text:p>
      <text:p text:style-name="P1">+-------+-------+</text:p>
      <text:p text:style-name="P1">| <text:s text:c="4"/>2 | <text:s text:c="4"/>1 |</text:p>
      <text:p text:style-name="P1">| <text:s text:c="4"/>3 | <text:s text:c="4"/>2 |</text:p>
      <text:p text:style-name="P1">| <text:s text:c="4"/>4 | <text:s text:c="4"/>3 |</text:p>
      <text:p text:style-name="P1">+-------+-------+</text:p>
      <text:p text:style-name="P1">3 rows in set (0.00 sec)</text:p>
      <text:p text:style-name="P1"/>
      <text:p text:style-name="P1">mysql&gt; SELECT teams.tname team1, a.tname team2 from matches join teams on matches.team1 = teams.tid join teams a on matches.team2=a.tid;</text:p>
      <text:p text:style-name="P1">+-----------+----------------+</text:p>
      <text:p text:style-name="P1">| team1 <text:s text:c="4"/>| team2 <text:s text:c="9"/>|</text:p>
      <text:p text:style-name="P1"><text:soft-page-break/>+-----------+----------------+</text:p>
      <text:p text:style-name="P1">| delhi <text:s text:c="4"/>| kolkata knight |</text:p>
      <text:p text:style-name="P1">| chennai <text:s text:c="2"/>| delhi <text:s text:c="9"/>|</text:p>
      <text:p text:style-name="P1">| bangalore | chennai <text:s text:c="7"/>|</text:p>
      <text:p text:style-name="P1">+-----------+----------------+</text:p>
      <text:p text:style-name="P1">3 rows in set (0.00 sec)</text:p>
      <text:p text:style-name="P1"/>
      <text:p text:style-name="P1">mysql&gt; select matches.mid , matches.vid Venue , teams.tname team1 , a.tname team2 from matches join venue on matches.vid = venue.vid join matches.team1 = teams.tid join teams a on matches.team2 = a.tid;</text:p>
      <text:p text:style-name="P1">ERROR 1064 (42000): You have an error in your SQL syntax; check the manual that corresponds to your MySQL server version for the right syntax to use near '.tid join teams a on matches.team2 = a.tid' at line 1</text:p>
      <text:p text:style-name="P1">mysql&gt; select matches.mid , matches.vid Venue , teams.tname team1 , a.tname team2 from matches join venue on matches.vid = venue.vid join matches.team1 = teams.tid;</text:p>
      <text:p text:style-name="P1">ERROR 1064 (42000): You have an error in your SQL syntax; check the manual that corresponds to your MySQL server version for the right syntax to use near '.tid' at line 1</text:p>
      <text:p text:style-name="P1">mysql&gt; select matches.mid , matches.vid Venue , teams.tname team1 , a.tname team2 from matches join venue on matches.vid = venue.vid join matches.team1 = teams.tid;</text:p>
      <text:p text:style-name="P1">ERROR 1064 (42000): You have an error in your SQL syntax; check the manual that corresponds to your MySQL server version for the right syntax to use near '.tid' at line 1</text:p>
      <text:p text:style-name="P1">mysql&gt; select matches.mid , matches.vid Venue , teams.tname team1 , a.tname team2 from matches join venue on matches.vid = venue.vid;</text:p>
      <text:p text:style-name="P1">ERROR 1054 (42S22): Unknown column 'teams.tname' in 'field list'</text:p>
      <text:p text:style-name="P1">mysql&gt; select matches.mid , matches.vid Venue , teams.tname team1 from matches join venue on matches.vid = venue.vid join teams on matches.team1=teams.tid; +-----+-------+-----------+</text:p>
      <text:p text:style-name="P1">| mid | Venue | team1 <text:s text:c="4"/>|</text:p>
      <text:p text:style-name="P1">+-----+-------+-----------+</text:p>
      <text:p text:style-name="P1">| <text:s text:c="2"/>1 | <text:s text:c="4"/>2 | delhi <text:s text:c="4"/>|</text:p>
      <text:p text:style-name="P1">| <text:s text:c="2"/>2 | <text:s text:c="4"/>1 | chennai <text:s text:c="2"/>|</text:p>
      <text:p text:style-name="P1">| <text:s text:c="2"/>3 | <text:s text:c="4"/>3 | bangalore |</text:p>
      <text:p text:style-name="P1">+-----+-------+-----------+</text:p>
      <text:p text:style-name="P1">3 rows in set (0.00 sec)</text:p>
      <text:p text:style-name="P1"/>
      <text:p text:style-name="P1">mysql&gt; select matches.mid , matches.vname Venue , teams.tname team1 from matches join venue on matches.vid = venue.vid join teams on matches.team1=teams.tid;</text:p>
      <text:p text:style-name="P1">ERROR 1054 (42S22): Unknown column 'matches.vname' in 'field list'</text:p>
      <text:p text:style-name="P1">mysql&gt; select matches.mid , venue.vname Venue , teams.tname team1 from matches join venue on matches.vid = venue.vid join teams on matches.team1=teams.tid;</text:p>
      <text:p text:style-name="P1">+-----+--------------+-----------+</text:p>
      <text:p text:style-name="P1">| mid | Venue <text:s text:c="7"/>| team1 <text:s text:c="4"/>|</text:p>
      <text:p text:style-name="P1">+-----+--------------+-----------+</text:p>
      <text:p text:style-name="P1">| <text:s text:c="2"/>1 | chennaisoumi | delhi <text:s text:c="4"/>|</text:p>
      <text:p text:style-name="P1">| <text:s text:c="2"/>2 | kolkata <text:s text:c="5"/>| chennai <text:s text:c="2"/>|</text:p>
      <text:p text:style-name="P1">| <text:s text:c="2"/>3 | indore <text:s text:c="6"/>| bangalore |</text:p>
      <text:p text:style-name="P1">+-----+--------------+-----------+</text:p>
      <text:p text:style-name="P1">3 rows in set (0.00 sec)</text:p>
      <text:p text:style-name="P1"/>
      <text:p text:style-name="P1">mysql&gt; select matches.mid , venue.vname Venue , teams.tname team1 from matches join venue on matches.vid = venue.vid join teams on matches.team1=teams.tid join teams a on matches.team2=a.tid;</text:p>
      <text:p text:style-name="P1">+-----+--------------+-----------+</text:p>
      <text:p text:style-name="P1"><text:soft-page-break/>| mid | Venue <text:s text:c="7"/>| team1 <text:s text:c="4"/>|</text:p>
      <text:p text:style-name="P1">+-----+--------------+-----------+</text:p>
      <text:p text:style-name="P1">| <text:s text:c="2"/>1 | chennaisoumi | delhi <text:s text:c="4"/>|</text:p>
      <text:p text:style-name="P1">| <text:s text:c="2"/>2 | kolkata <text:s text:c="5"/>| chennai <text:s text:c="2"/>|</text:p>
      <text:p text:style-name="P1">| <text:s text:c="2"/>3 | indore <text:s text:c="6"/>| bangalore |</text:p>
      <text:p text:style-name="P1">+-----+--------------+-----------+</text:p>
      <text:p text:style-name="P1">3 rows in set (0.00 sec)</text:p>
      <text:p text:style-name="P1"/>
      <text:p text:style-name="P1">mysql&gt; select * from matches;</text:p>
      <text:p text:style-name="P1">+-----+------+-------------+-------+-------+</text:p>
      <text:p text:style-name="P1">| mid | vid <text:s/>| dateofmatch | team1 | team2 |</text:p>
      <text:p text:style-name="P1">+-----+------+-------------+-------+-------+</text:p>
      <text:p text:style-name="P1">| <text:s text:c="2"/>1 | <text:s text:c="3"/>2 | 2020-04-04 <text:s/>| <text:s text:c="4"/>2 | <text:s text:c="4"/>1 |</text:p>
      <text:p text:style-name="P1">| <text:s text:c="2"/>2 | <text:s text:c="3"/>1 | 2020-04-05 <text:s/>| <text:s text:c="4"/>3 | <text:s text:c="4"/>2 |</text:p>
      <text:p text:style-name="P1">| <text:s text:c="2"/>3 | <text:s text:c="3"/>3 | 2020-04-07 <text:s/>| <text:s text:c="4"/>4 | <text:s text:c="4"/>3 |</text:p>
      <text:p text:style-name="P1">+-----+------+-------------+-------+-------+</text:p>
      <text:p text:style-name="P1">3 rows in set (0.00 sec)</text:p>
      <text:p text:style-name="P1"/>
      <text:p text:style-name="P1">mysql&gt; create table currentmatch(cid int not null primary key,mid tinyint not null,tosswon int,winner int);</text:p>
      <text:p text:style-name="P1">Query OK, 0 rows affected (0.36 sec)</text:p>
      <text:p text:style-name="P1"/>
      <text:p text:style-name="P1">mysql&gt; describe currentmatch;</text:p>
      <text:p text:style-name="P1">+---------+------------+------+-----+---------+-------+</text:p>
      <text:p text:style-name="P1">| Field <text:s text:c="2"/>| Type <text:s text:c="6"/>| Null | Key | Default | Extra |</text:p>
      <text:p text:style-name="P1">+---------+------------+------+-----+---------+-------+</text:p>
      <text:p text:style-name="P1">| cid <text:s text:c="4"/>| int(11) <text:s text:c="3"/>| NO <text:s text:c="2"/>| PRI | NULL <text:s text:c="3"/>| <text:s text:c="6"/>|</text:p>
      <text:p text:style-name="P1">| mid <text:s text:c="4"/>| tinyint(4) | NO <text:s text:c="2"/>| <text:s text:c="4"/>| NULL <text:s text:c="3"/>| <text:s text:c="6"/>|</text:p>
      <text:p text:style-name="P1">| tosswon | int(11) <text:s text:c="3"/>| YES <text:s/>| <text:s text:c="4"/>| NULL <text:s text:c="3"/>| <text:s text:c="6"/>|</text:p>
      <text:p text:style-name="P1">| winner <text:s/>| int(11) <text:s text:c="3"/>| YES <text:s/>| <text:s text:c="4"/>| NULL <text:s text:c="3"/>| <text:s text:c="6"/>|</text:p>
      <text:p text:style-name="P1">+---------+------------+------+-----+---------+-------+</text:p>
      <text:p text:style-name="P1">4 rows in set (0.01 sec)</text:p>
      <text:p text:style-name="P1"/>
      <text:p text:style-name="P1">mysql&gt; insert into currentmatch(cid, mid,tosswon,winner) values(null,1,1,2);</text:p>
      <text:p text:style-name="P1">ERROR 1048 (23000): Column 'cid' cannot be null</text:p>
      <text:p text:style-name="P1">mysql&gt; insert into currentmatch( mid,tosswon,winner) values(1,1,2);</text:p>
      <text:p text:style-name="P1">ERROR 1364 (HY000): Field 'cid' doesn't have a default value</text:p>
      <text:p text:style-name="P1">mysql&gt; insert into currentmatch(cid, mid,tosswon,winner) values(null ,1,1,2);</text:p>
      <text:p text:style-name="P1">ERROR 1048 (23000): Column 'cid' cannot be null</text:p>
      <text:p text:style-name="P1">mysql&gt; alter table currentmatch modify column cid auto_increment;</text:p>
      <text:p text:style-name="P1">ERROR 1064 (42000): You have an error in your SQL syntax; check the manual that corresponds to your MySQL server version for the right syntax to use near 'auto_increment' at line 1</text:p>
      <text:p text:style-name="P1">mysql&gt; alter table currentmatch modify column cid extra = auto_increment;</text:p>
      <text:p text:style-name="P1">ERROR 1064 (42000): You have an error in your SQL syntax; check the manual that corresponds to your MySQL server version for the right syntax to use near 'extra = auto_increment' at line 1</text:p>
      <text:p text:style-name="P1">mysql&gt; drop table currentmatch;</text:p>
      <text:p text:style-name="P1">Query OK, 0 rows affected (0.14 sec)</text:p>
      <text:p text:style-name="P1"/>
      <text:p text:style-name="P1">mysql&gt; create table currentmatch (cid int auto_increment not null,mid tinyint not null ,tosswon int not null,winner int not null);</text:p>
      <text:p text:style-name="P1">ERROR 1075 (42000): Incorrect table definition; there can be only one auto column and it must be defined as a key</text:p>
      <text:p text:style-name="P1"><text:soft-page-break/>mysql&gt; create table currentmatch (cid int auto_increment primary key,mid tinyint not null ,tosswon int not null,winner int not null);</text:p>
      <text:p text:style-name="P1">Query OK, 0 rows affected (0.27 sec)</text:p>
      <text:p text:style-name="P1"/>
      <text:p text:style-name="P1">mysql&gt; insert into currentmatch(mid,tosswon,winner) values(1,2,1);</text:p>
      <text:p text:style-name="P1">Query OK, 1 row affected (0.03 sec)</text:p>
      <text:p text:style-name="P1"/>
      <text:p text:style-name="P1">mysql&gt; insert into currentmatch(mid,tosswon,winner) values(2,3,2);</text:p>
      <text:p text:style-name="P1">Query OK, 1 row affected (0.05 sec)</text:p>
      <text:p text:style-name="P1"/>
      <text:p text:style-name="P1">mysql&gt; select * from currentmatch;</text:p>
      <text:p text:style-name="P1">+-----+-----+---------+--------+</text:p>
      <text:p text:style-name="P1">| cid | mid | tosswon | winner |</text:p>
      <text:p text:style-name="P1">+-----+-----+---------+--------+</text:p>
      <text:p text:style-name="P1">| <text:s text:c="2"/>1 | <text:s text:c="2"/>1 | <text:s text:c="6"/>2 | <text:s text:c="5"/>1 |</text:p>
      <text:p text:style-name="P1">| <text:s text:c="2"/>2 | <text:s text:c="2"/>2 | <text:s text:c="6"/>3 | <text:s text:c="5"/>2 |</text:p>
      <text:p text:style-name="P1">+-----+-----+---------+--------+</text:p>
      <text:p text:style-name="P1">2 rows in set (0.00 sec)</text:p>
      <text:p text:style-name="P1"/>
      <text:p text:style-name="P1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7:51:12.823335414</meta:creation-date>
    <dc:date>2020-01-27T18:11:30.445742921</dc:date>
    <meta:editing-duration>PT9M57S</meta:editing-duration>
    <meta:editing-cycles>1</meta:editing-cycles>
    <meta:document-statistic meta:table-count="0" meta:image-count="0" meta:object-count="0" meta:page-count="13" meta:paragraph-count="462" meta:word-count="4723" meta:character-count="29483" meta:non-whitespace-character-count="23627"/>
    <meta:generator>LibreOffice/5.1.6.2$Linux_X86_64 LibreOffice_project/10m0$Build-2</meta:generator>
  </office:meta>
</office:document-meta>
</file>